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7000001BF678B84C0BA71EC07.png" manifest:media-type="image/png"/>
  <manifest:file-entry manifest:full-path="Pictures/10000000000000C7000002F05F1335A9A8D6BE22.png" manifest:media-type="image/png"/>
  <manifest:file-entry manifest:full-path="Pictures/100000010000049D0000049D85898FF8469AF4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3" style:family="graphic" style:parent-style-name="standard">
      <style:graphic-properties draw:fill-color="#d2691e" draw:textarea-horizontal-align="justify" draw:textarea-vertical-align="middle" draw:auto-grow-height="false" fo:min-height="0.622cm" fo:min-width="0.499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5.042cm" fo:min-width="13.605cm"/>
    </style:style>
    <style:style style:name="gr6" style:family="graphic" style:parent-style-name="objectwithoutfill">
      <style:graphic-properties svg:stroke-width="0.212cm" svg:stroke-color="#d2691e" draw:marker-start-width="0.518cm" draw:marker-end="Arrowheads_20_1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3.374cm" fo:min-width="5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374cm" fo:min-width="5.6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2691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20cm" svg:x="1cm" svg:y="1cm">
          <draw:image xlink:href="Pictures/10000000000000C7000002F05F1335A9A8D6BE22.png" xlink:type="simple" xlink:show="embed" xlink:actuate="onLoad" draw:mime-type="image/png">
            <text:p/>
          </draw:image>
        </draw:frame>
        <draw:measure draw:style-name="gr2" draw:text-style-name="P2" draw:layer="measurelines" svg:x1="2.006cm" svg:y1="1.199cm" svg:x2="1.895cm" svg:y2="14.192cm">
          <text:p text:style-name="P2"><text:span text:style-name="T1"><text:measure text:kind="gap"/></text:span><text:span text:style-name="T1"><text:measure text:kind="value">26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custom-shape draw:style-name="gr3" draw:text-style-name="P3" draw:layer="layout" svg:width="1.413cm" svg:height="1.232cm" svg:x="5.002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5.666cm" svg:height="25.666cm" svg:x="8.367cm" svg:y="3.034cm">
          <draw:image xlink:href="Pictures/100000010000049D0000049D85898FF8469AF4C4.png" xlink:type="simple" xlink:show="embed" xlink:actuate="onLoad" draw:mime-type="image/png">
            <text:p/>
          </draw:image>
        </draw:frame>
        <draw:frame draw:style-name="gr4" draw:text-style-name="P4" draw:layer="layout" svg:width="27.663cm" svg:height="0.963cm" svg:x="8.641cm" svg:y="2.019cm">
          <draw:text-box>
            <text:p>2022<text:tab/>20 Mar<text:tab/>16:33 CET<text:tab/>21 Jun<text:tab/>11:13 CEST<text:tab/>23 Sep<text:tab/>03:03 CEST<text:tab/>21 Dec<text:tab/>22:48 CET</text:p>
          </draw:text-box>
        </draw:frame>
        <draw:custom-shape draw:style-name="gr5" draw:text-style-name="P5" draw:layer="layout" svg:width="14.105cm" svg:height="15.292cm" draw:transform="rotate (-1.5690509975429) translate (28.255cm 8.863cm)">
          <text:p/>
          <draw:enhanced-geometry svg:viewBox="0 0 21600 21600" draw:type="block-arc" draw:modifiers="-138.199061003722 2737.656869161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6" draw:layer="layout" svg:x1="21.239cm" svg:y1="15.875cm" svg:x2="13.759cm" svg:y2="11.157cm">
          <text:p/>
        </draw:line>
        <draw:line draw:style-name="gr6" draw:text-style-name="P6" draw:layer="layout" svg:x1="21.255cm" svg:y1="15.743cm" svg:x2="29.457cm" svg:y2="12.48cm">
          <text:p/>
        </draw:line>
        <draw:line draw:style-name="gr6" draw:text-style-name="P6" draw:layer="layout" svg:x1="21.123cm" svg:y1="15.963cm" svg:x2="26.635cm" svg:y2="23.195cm">
          <text:p/>
        </draw:line>
        <draw:line draw:style-name="gr6" draw:text-style-name="P6" draw:layer="layout" svg:x1="21.123cm" svg:y1="16.051cm" svg:x2="12.215cm" svg:y2="16.801cm">
          <text:p/>
        </draw:line>
      </draw:page>
      <draw:page draw:name="page2" draw:style-name="dp1" draw:master-page-name="Default">
        <draw:frame draw:style-name="gr1" draw:text-style-name="P1" draw:layer="layout" svg:width="31.097cm" svg:height="22.029cm" svg:x="3.589cm" svg:y="2.788cm">
          <draw:image xlink:href="Pictures/1000000000000277000001BF678B84C0BA71EC07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4" draw:text-style-name="P4" draw:layer="layout" svg:width="19.865cm" svg:height="0.963cm" svg:x="2.028cm" svg:y="1.766cm">
          <draw:text-box>
            <text:p>22 Dezember 2022, Donnerstag <text:tab/>08:11<text:tab/><text:tab/>16:37<text:tab/><text:tab/>08:26</text:p>
          </draw:text-box>
        </draw:frame>
        <draw:frame draw:style-name="gr4" draw:text-style-name="P4" draw:layer="layout" svg:width="16.055cm" svg:height="0.963cm" svg:x="2.013cm" svg:y="3.469cm">
          <draw:text-box>
            <text:p>20 Juni 2022, Montag <text:tab/>05:30<text:tab/><text:tab/>21:24<text:tab/><text:tab/>15:54</text:p>
          </draw:text-box>
        </draw:frame>
        <draw:frame draw:style-name="gr4" draw:text-style-name="P4" draw:layer="layout" svg:width="18.595cm" svg:height="0.963cm" svg:x="1.975cm" svg:y="5.245cm">
          <draw:text-box>
            <text:p>24 September 2022, Samstag <text:tab/>07:15<text:tab/><text:tab/>19:18<text:tab/><text:tab/>12:02</text:p>
          </draw:text-box>
        </draw:frame>
        <draw:frame draw:style-name="gr4" draw:text-style-name="P4" draw:layer="layout" svg:width="17.325cm" svg:height="0.963cm" svg:x="1.885cm" svg:y="6.84cm">
          <draw:text-box>
            <text:p>18 März 2022, Freitag <text:tab/>06:34<text:tab/><text:tab/>18:34<text:tab/><text:tab/>12:00</text:p>
          </draw:text-box>
        </draw:frame>
        <draw:custom-shape draw:style-name="gr5" draw:text-style-name="P5" draw:layer="layout" svg:width="14.105cm" svg:height="15.292cm" draw:transform="rotate (-1.5690509975429) translate (19.221cm 8.185cm)">
          <text:p/>
          <draw:enhanced-geometry svg:viewBox="0 0 21600 21600" draw:type="block-arc" draw:modifiers="-138.199061003722 2737.656869161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5.8cm" svg:height="3.624cm" svg:x="28.995cm" svg:y="1.994cm">
          <text:p text:style-name="P7">24 h = 360</text:p>
          <text:p text:style-name="P7">6h =90</text:p>
          <text:p text:style-name="P7">2h=30</text:p>
          <text:p text:style-name="P7">1h =15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126cm" svg:height="3.624cm" svg:x="28.632cm" svg:y="6.415cm">
          <text:p text:style-name="P7">24 h = 360</text:p>
          <text:p text:style-name="P7">6h =90</text:p>
          <text:p text:style-name="P7">2h=30</text:p>
          <text:p text:style-name="P7">1h =1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1:59:51.963000000</meta:creation-date>
    <dc:date>2022-11-14T13:58:00.961000000</dc:date>
    <meta:editing-duration>PT5H59M24S</meta:editing-duration>
    <meta:editing-cycles>12</meta:editing-cycles>
    <meta:generator>LibreOffice/7.2.0.4$Windows_X86_64 LibreOffice_project/9a9c6381e3f7a62afc1329bd359cc48accb6435b</meta:generator>
    <meta:document-statistic meta:object-count="18"/>
  </office:meta>
</office:document-meta>
</file>